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middle"/>
      <style:text-properties fo:color="#808080" style:font-name="Consolas" style:font-name-asian="Consolas" style:font-name-complex="Consolas" fo:font-size="9pt" style:font-size-asian="9pt" style:font-size-complex="9pt" style:font-family-generic="moder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14.0229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05833333333333cm"/>
    </style:style>
    <style:style style:name="co7" style:family="table-column">
      <style:table-column-properties fo:break-before="auto" style:column-width="1.16416666666667cm"/>
    </style:style>
    <style:style style:name="co8" style:family="table-column">
      <style:table-column-properties fo:break-before="auto" style:column-width="11.6416666666667cm"/>
    </style:style>
    <style:style style:name="co9" style:family="table-column">
      <style:table-column-properties fo:break-before="auto" style:column-width="10.7685416666667cm"/>
    </style:style>
    <style:style style:name="co10" style:family="table-column">
      <style:table-column-properties fo:break-before="auto" style:column-width="2.8575cm"/>
    </style:style>
    <style:style style:name="co11" style:family="table-column">
      <style:table-column-properties fo:break-before="auto" style:column-width="3.30729166666667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4.65pt" style:use-optimal-row-height="false" fo:break-before="auto"/>
    </style:style>
    <style:style style:name="ro2" style:family="table-row">
      <style:table-row-properties style:row-height="81pt" style:use-optimal-row-height="false" fo:break-before="auto"/>
    </style:style>
    <style:style style:name="ro3" style:family="table-row">
      <style:table-row-properties style:row-height="71.25pt" style:use-optimal-row-height="false" fo:break-before="auto"/>
    </style:style>
    <style:style style:name="ro4" style:family="table-row">
      <style:table-row-properties style:row-height="117.7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99.75pt" style:use-optimal-row-height="true" fo:break-before="auto"/>
    </style:style>
    <style:style style:name="ro9" style:family="table-row">
      <style:table-row-properties style:row-height="57pt" style:use-optimal-row-height="true" fo:break-before="auto"/>
    </style:style>
    <style:style style:name="ro10" style:family="table-row">
      <style:table-row-properties style:row-height="61.9pt" style:use-optimal-row-height="false" fo:break-before="auto"/>
    </style:style>
    <style:style style:name="ro11" style:family="table-row">
      <style:table-row-properties style:row-height="8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xls-1209-1258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office:value-type="string" table:style-name="ce1">
            <text:p>product_code</text:p>
          </table:table-cell>
          <table:table-cell office:value-type="string" table:style-name="ce1">
            <text:p>category_id</text:p>
          </table:table-cell>
          <table:table-cell office:value-type="string" table:style-name="ce1">
            <text:p>subcategory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n_tip</text:p>
          </table:table-cell>
          <table:table-cell office:value-type="string" table:style-name="ce1">
            <text:p>stoc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consider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LATOU STICLA 12353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STICLA 12318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DECORATIVE STICLA 1239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25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1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19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5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72</text:p>
          </table:table-cell>
          <table:table-cell office:value-type="string" table:style-name="ce1">
            <text:p>Marfuri</text:p>
          </table:table-cell>
          <table:table-cell office:value-type="float" office:value="-1" table:style-name="ce1">
            <text:p>-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7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6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93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68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2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19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DIFERITE STICLA 12382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STICLA 12266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8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9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67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72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9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5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389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NDA PANZA 12394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5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NDA LEMN 1238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35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00000032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GRIVIN Alb 2018</text:p>
          </table:table-cell>
          <table:table-cell office:value-type="string" table:style-name="ce1">
            <text:p>Marfuri</text:p>
          </table:table-cell>
          <table:table-cell office:value-type="float" office:value="156" table:style-name="ce1">
            <text:p>15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ec | 0.75L | Temperatura servire: 10-14 °C | Mehedinti, Romania</text:p>
          </table:table-cell>
          <table:table-cell office:value-type="string" table:style-name="ce3">
            <text:p>Este un vin floral, cu note de tei, salcam si caprifoi. Gurmand si plin, lasa o savoare unica, cu o aciditate placuta si usoara, iti va oferi toata bogatia sa aromata daca il savurezi la o temperatura intre 10 si 14 grade Celsius.</text:p>
          </table:table-cell>
          <table:table-cell office:value-type="string" table:style-name="ce2">
            <text:p>Alcool: 12%</text:p>
          </table:table-cell>
          <table:table-cell office:value-type="string" table:style-name="ce4">
            <text:p>grivin_white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00000033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GRIVIN Rose 2018</text:p>
          </table:table-cell>
          <table:table-cell office:value-type="string" table:style-name="ce1">
            <text:p>Marfuri</text:p>
          </table:table-cell>
          <table:table-cell office:value-type="float" office:value="140" table:style-name="ce1">
            <text:p>14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ec | 0.75L | Temperatura servire: 10-14 °C | Mehedinti, Romania</text:p>
          </table:table-cell>
          <table:table-cell office:value-type="string" table:style-name="ce3">
            <text:p>Cu o culoare roz deschis, vinul nostru ofera un buchet intens de fructe rosii si fructe de padure, cu o nota predominanta clara de capsuni.&lt;br&gt;Aroma este proaspata, cu o aciditate placuta si un finisaj aromatic fructat.&lt;br&gt;Se recomanda savurarea lui la o temperatura intre 10 si 14 grade Celsius.</text:p>
          </table:table-cell>
          <table:table-cell office:value-type="string" table:style-name="ce2">
            <text:p>Alcool: 12.5%</text:p>
          </table:table-cell>
          <table:table-cell office:value-type="string" table:style-name="ce4">
            <text:p>grivin_rose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4">
          <table:table-cell office:value-type="string" table:style-name="ce2">
            <text:p>0000003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RIVIN Rosu 2016</text:p>
          </table:table-cell>
          <table:table-cell office:value-type="string" table:style-name="ce1">
            <text:p>Marfuri</text:p>
          </table:table-cell>
          <table:table-cell office:value-type="float" office:value="136" table:style-name="ce1">
            <text:p>13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ec | 0.75L | Temperatura servire: 16-18 °C | Mehedinti, Romania</text:p>
          </table:table-cell>
          <table:table-cell office:value-type="string" table:style-name="ce3">
            <text:p>Acest vin rosu este un cupaj nobil de Merlot, Cabernet Sauvignon si Syrah, fiind rezultatul unei meticuloase imbinari a muncii in podgorie in crama. &lt;br&gt; &lt;br&gt; Acest vin este bogat, fervent si elegant. Cu o culoare intensa, mirosul este complex, cu indicii de fructe coapte si condimente, ardei, cuisoare <text:s/>si un strop de vanilie dulce, are un gust plin si bine structurat cu <text:s/>taninuri usor matasoase. Se recomanda savurarea lui la o temperatura intre 16 si 18 de grade Celsius.</text:p>
          </table:table-cell>
          <table:table-cell office:value-type="string" table:style-name="ce2">
            <text:p>Alcool: 14%</text:p>
          </table:table-cell>
          <table:table-cell office:value-type="string" table:style-name="ce4">
            <text:p>grivin_red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DIVERSE</text:p>
          </table:table-cell>
          <table:table-cell office:value-type="string" table:style-name="ce1">
            <text:p>Marfuri</text:p>
          </table:table-cell>
          <table:table-cell office:value-type="float" office:value="48" table:style-name="ce1">
            <text:p>48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COGNIAK</text:p>
          </table:table-cell>
          <table:table-cell office:value-type="string" table:style-name="ce1">
            <text:p>Marfuri</text:p>
          </table:table-cell>
          <table:table-cell office:value-type="float" office:value="11" table:style-name="ce1">
            <text:p>1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BATON CIOCOLATA BARON</text:p>
          </table:table-cell>
          <table:table-cell office:value-type="string" table:style-name="ce1">
            <text:p>Alte mat. consumabile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IOCOLATA DE CASA DAVINIA</text:p>
          </table:table-cell>
          <table:table-cell office:value-type="string" table:style-name="ce1">
            <text:p>Alte mat. consumabile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MBALAJ BARON</text:p>
          </table:table-cell>
          <table:table-cell office:value-type="string" table:style-name="ce1">
            <text:p>Ambalaje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MBALAJ DAVINIA</text:p>
          </table:table-cell>
          <table:table-cell office:value-type="string" table:style-name="ce1">
            <text:p>Ambalaje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OASIS - BE HERE NOW (REMASTERED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OPLIN JANIS - JANIS JOPLIN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- MICHAEL - THRILLER (PICTURE VINI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MICHAEL - DANGEROU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MICHAEL - BAD (PICTURE VINY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HARRIS CALVIN, DUA LIPA - ONE KIS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G-EAZY - THE BEAUTIFUL &amp; DAMNE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ZIMMER HANS - HANS ZIMMER THE CLASSIC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EVORA CESARIA - CESARIA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- FOR THE THRONE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MUSIC INSPIRED BY THE FILM ROMA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DIRTY DANCING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TOP GU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CHRISTMAS CLASSIC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TIMBERLAKE JUSTIN - JUSTIFIE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CRIPT - THE #3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ADE - THE BEST OF SAD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RINCE - RAVE IN2 THE JOY FANTAST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RESLEY ELVIS - MERRY CHRISTMAS BAB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INK - THE TRUTH ABOUT LOV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INK - CAN'T TAKE ME HOM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EURYTMICS -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EPECHE MODE - BLACK CELEBRA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EPECHE MODE - VIOLATOR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AVIS MILES - IN A SILENT WAY (50TH ANNIVERSARY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AVIS MILES - KIND OF BLU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OHEN LEONARD -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ALVIN HARRIS, SAM SMITH - RPOMIS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HEATHE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NO PLAN EP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BLACKSTA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ALLE FARBEN - STICKER ON MY SUITCAS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AEROSMITH - AEROSMITH'S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ZIMMER HANS - THE WORLD OF HANS ZIMME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AREY MARIAH - ALL I WANT FOR CHRISTMAS IS YOU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BRUCE - WRECKING BALL (CD + 2V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9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BRUCE - THE WILD, THE INNOCEN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10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PRINCE - THE RIVE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10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5">
          <table:table-cell office:value-type="string" table:style-name="ce1">
            <text:p>0000007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ZIMMER HANS INFERNO (ORIGINAL MOTION PICTURES SONG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7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WONG SEE SANG - PIANO MOVIE LOUNGE VOL 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7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THE BEST YEAR OF Y LIFE 197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7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TIMBERLAKE JUSTIN - MAN OF THE WOOD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7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SIA WE ARE BOR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1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SIMPLE MINDS - BIG MUS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R KELLY BACK PANTI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R KELLY 12 NIGHTS OF CHRISTMA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JARRE JEAN MICHAEL - OXYGENE 3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IMBRUGLIA NATALE - GLORIOUS THE SINGLES9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JARRE JEAN MICHAEL - OXYGEN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HARNONCOURT NIKOLAUS - NIKOLAUS HARNONCOUR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GIPSY KINGS - SOMOS GITANO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GIPSY KINGS - PASAJER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GAHAN DAVE&amp;SOULSAVERS - ANGELS&amp;GOHS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1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FAITHLESS - FOREVER FAITHLESS - THE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VOZ D'AMO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SAO VICENTE D'LONG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RADIN MINDEL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LECTRIC LIGHT ORCHESTRA THE COLLEC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EPECHE MODE - SPIRIT (STANDARD CD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AIVS MILES - THE REAL MILES DAVI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AVIS MILES - KIND OF BLUE DELUXE 50TH ANYVERSAR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THE BEST YEAR OF MY LIFE 197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THE BEST CHRISTMAS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<text:s/>- I LOVE ROSSIN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I LOVE PIAN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TIMBERLAKE JUSTIN - THE 20/20 EXPERIENCE 2OF2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TIMBERLAKE JUSTIN - THE 20/20 EXPERIENCE - TH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PINK - THE TRUTH ABOUT LOVE (ROW EXPLICITDELUX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OFFSPRING THE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HEN LEONARD CAN'T FORGET A SOUVENIR OF THE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CKER JOE THE LIFE OF A MAN - THE ULTIMATE HIT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CKER JOE - FIRE IT UP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ARRERAS JOSE A LIFE IN MUS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ROWN JAMES -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OYLE SUSAN HOME FOR CHRISTMA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ANGLES THE ETERNAL FLAME THE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ANASTACIA - PIECES OF A DREAM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ALICE IN CHAINS LIV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1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ALAN PARSONS PROJECT THE PYRAMI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2CELLOS - SCORE (EE VERSION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2CELLOS (SULIC&amp;HAUSEN) - IN2I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AVIS MILES - THE REAL MILES DAVI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HEN LEONARD NEW SKIN FOR THE OLD CEREMON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RAXTON TONI BREATH AGAIN THE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7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Kandinsk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88 &lt;br&gt; 180 x 180 x 24 mm</text:p>
          </table:table-cell>
          <table:table-cell table:style-name="ce2"/>
          <table:table-cell office:value-type="string" table:style-name="ce1">
            <text:p>12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8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100 Years of Fashion Illustra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7&lt;br&gt; Numar de pagini 380 &lt;br&gt; 180 x 180 x 24 mm</text:p>
          </table:table-cell>
          <table:table-cell table:style-name="ce2"/>
          <table:table-cell office:value-type="string" table:style-name="ce1">
            <text:p>12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9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Street Ar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7&lt;br&gt; Numar de pagini 500 &lt;br&gt; 180 x 180 x 24 mm</text:p>
          </table:table-cell>
          <table:table-cell table:style-name="ce2"/>
          <table:table-cell office:value-type="string" table:style-name="ce1">
            <text:p>12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30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17 &lt;br&gt; 180 x 180 x 24 mm</text:p>
          </table:table-cell>
          <table:table-cell table:style-name="ce2"/>
          <table:table-cell office:value-type="string" table:style-name="ce1">
            <text:p>13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31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Van Gogh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64 &lt;br&gt; 180 x 180 x 24 mm</text:p>
          </table:table-cell>
          <table:table-cell table:style-name="ce2"/>
          <table:table-cell office:value-type="string" table:style-name="ce1">
            <text:p>13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2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Gaud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88 &lt;br&gt; 180 x 180 x 24 mm</text:p>
          </table:table-cell>
          <table:table-cell table:style-name="ce2"/>
          <table:table-cell office:value-type="string" table:style-name="ce1">
            <text:p>13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33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Rodi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64 &lt;br&gt; 180 x 180 x 24 mm</text:p>
          </table:table-cell>
          <table:table-cell table:style-name="ce2"/>
          <table:table-cell office:value-type="string" table:style-name="ce1">
            <text:p>13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34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Gaugui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84 &lt;br&gt; 180 x 180 x 24 mm</text:p>
          </table:table-cell>
          <table:table-cell table:style-name="ce2"/>
          <table:table-cell office:value-type="string" table:style-name="ce1">
            <text:p>13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5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Rembrand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88 &lt;br&gt; 180 x 180 x 24 mm</text:p>
          </table:table-cell>
          <table:table-cell table:style-name="ce2"/>
          <table:table-cell office:value-type="string" table:style-name="ce1">
            <text:p>13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6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Prefab Architectur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6&lt;br&gt; Numar de pagini 580 &lt;br&gt; 180 x 180 x 24 mm</text:p>
          </table:table-cell>
          <table:table-cell table:style-name="ce2"/>
          <table:table-cell office:value-type="string" table:style-name="ce1">
            <text:p>13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7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Living with Woo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5&lt;br&gt; Numar de pagini 500 &lt;br&gt; 180 x 180 x 24 mm</text:p>
          </table:table-cell>
          <table:table-cell table:style-name="ce2"/>
          <table:table-cell office:value-type="string" table:style-name="ce1">
            <text:p>13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8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Modern Bathroom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6&lt;br&gt; Numar de pagini 500 &lt;br&gt; 180 x 180 x 24 mm</text:p>
          </table:table-cell>
          <table:table-cell table:style-name="ce2"/>
          <table:table-cell office:value-type="string" table:style-name="ce1">
            <text:p>13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9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The Home Book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6&lt;br&gt; Numar de pagini 580 &lt;br&gt; 180 x 180 x 24 mm</text:p>
          </table:table-cell>
          <table:table-cell table:style-name="ce2"/>
          <table:table-cell office:value-type="string" table:style-name="ce1">
            <text:p>13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0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Modern Country Hom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5&lt;br&gt; Numar de pagini 500 &lt;br&gt; 180 x 180 x 24 mm</text:p>
          </table:table-cell>
          <table:table-cell table:style-name="ce2"/>
          <table:table-cell office:value-type="string" table:style-name="ce1">
            <text:p>14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1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Lofts 21<text:span text:style-name="T2">st</text:span><text:s/>Centur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300 &lt;br&gt; 180 x 180 x 24 mm</text:p>
          </table:table-cell>
          <table:table-cell table:style-name="ce2"/>
          <table:table-cell office:value-type="string" table:style-name="ce1">
            <text:p>14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2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New Wood Kitchen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5&lt;br&gt; Numar de pagini 500 &lt;br&gt; 180 x 180 x 24 mm</text:p>
          </table:table-cell>
          <table:table-cell table:style-name="ce2"/>
          <table:table-cell office:value-type="string" table:style-name="ce1">
            <text:p>14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43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Cool Apartmen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5&lt;br&gt; Numar de pagini 500 &lt;br&gt; 180 x 180 x 24 mm</text:p>
          </table:table-cell>
          <table:table-cell table:style-name="ce2"/>
          <table:table-cell office:value-type="string" table:style-name="ce1">
            <text:p>14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44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ous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360 &lt;br&gt; 189 x 187 mm</text:p>
          </table:table-cell>
          <table:table-cell table:style-name="ce2"/>
          <table:table-cell office:value-type="string" table:style-name="ce1">
            <text:p>14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ARO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table:style-name="ce1"/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ARO INCHIS</text:p>
          </table:table-cell>
          <table:table-cell office:value-type="string" table:style-name="ce1">
            <text:p>Marfuri</text:p>
          </table:table-cell>
          <table:table-cell office:value-type="float" office:value="4" table:style-name="ce1">
            <text:p>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ESTEACAN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DECANTOARE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PARAT ETICHETAT EVOFFICE MX5500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HARTIE IMPACHETAT MATASE</text:p>
          </table:table-cell>
          <table:table-cell office:value-type="string" table:style-name="ce1">
            <text:p>Alte mat. consumabil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MOBILIER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MDTV 100*36*53 NEGRU-MARO/STICLA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ETAJERA 100*175 NEGRU MARO/STICLA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14*8*39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18*8*38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32*12*41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UPORT ETICHETE PLEXI 40*25MM</text:p>
          </table:table-cell>
          <table:table-cell office:value-type="string" table:style-name="ce1">
            <text:p>Alte mat. consumabi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ASA DE MARCAT TREMOL M20 ACTIVA GALAXY PLUS LAN AC90017684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OLL-UP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RATAR STICLE 83*30 GRI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TAMPILA PRINTER P40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DIGITALA SERIOUX SMARTART SA702LED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E HARTIE GRIVIN 41*32*13</text:p>
          </table:table-cell>
          <table:table-cell office:value-type="string" table:style-name="ce1">
            <text:p>Ambalaj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7">
          <table:table-cell office:value-type="string" table:style-name="ce1">
            <text:p>0000016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INA BALCODA RESERVA ROSU 2010</text:p>
          </table:table-cell>
          <table:table-cell office:value-type="string" table:style-name="ce1">
            <text:p>Marfuri</text:p>
          </table:table-cell>
          <table:table-cell office:value-type="float" office:value="7" table:style-name="ce1">
            <text:p>7</text:p>
          </table:table-cell>
          <table:table-cell office:value-type="float" office:value="65" table:style-name="ce5">
            <text:p>65</text:p>
          </table:table-cell>
          <table:table-cell office:value-type="string" table:style-name="ce1">
            <text:p>Alb | 0.75L | <text:s/>2010</text:p>
          </table:table-cell>
          <table:table-cell office:value-type="string" table:style-name="ce3">
            <text:p>Realizat din soiurile 95% Tempranillo și 5% Graciano. Tinut  timp de 18 luni în butoaie de stejar american și francez si alte 18 luni în sticlă înainte de eliberare.&lt;br&gt; Arome de mure, vișine, prune, cacao, condimente și vanilie. Gust usor taninos, finisaj lung și persistent.</text:p>
          </table:table-cell>
          <table:table-cell office:value-type="string" table:style-name="ce2">
            <text:p>Alcool: 13.5%</text:p>
          </table:table-cell>
          <table:table-cell office:value-type="string" table:style-name="ce1">
            <text:p>16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8">
          <table:table-cell office:value-type="string" table:style-name="ce1">
            <text:p>0000016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BPHR – PAYS D'OC PINOT NOIR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0.75L | <text:s/>2013</text:p>
          </table:table-cell>
          <table:table-cell office:value-type="string" table:style-name="ce3">
            <text:p>Ofera un buchet extrem de aromat de fructe rosi (cirese morello, coacaze negre) si violete pe o structură rotunjita, complet integrata. &lt;br&gt;Strugurii sunt decojiti si zdrobiti. Fermentarea alcoolica dureaza aproximativ sase zile la o temperatura cuprinsa intre 25 ° C și 30 ° C, urmata de macerare timp de 15 zile. Fermentarea malolactica are loc apoi în cuve.</text:p>
          </table:table-cell>
          <table:table-cell office:value-type="string" table:style-name="ce2">
            <text:p>Alcool: 12.5%</text:p>
          </table:table-cell>
          <table:table-cell office:value-type="string" table:style-name="ce1">
            <text:p>16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9">
          <table:table-cell office:value-type="string" table:style-name="ce1">
            <text:p>00000167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LA BASTIDE SAINT DOMINIQUE – COTES DU RHONE BLANC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0.75L | <text:s/>2013</text:p>
          </table:table-cell>
          <table:table-cell office:value-type="string" table:style-name="ce3">
            <text:p>&lt;strong&gt;Struguri&lt;/strong&gt;: 50% Viognier, 25% grenache alb si 25% Clairette. &lt;br&gt;Vin galben pal cu nuanțe verzi. Miros de piersici și ananas, cu indicii de citrice. Gust proaspat și plin, cu un final persistent de note exotice.</text:p>
          </table:table-cell>
          <table:table-cell office:value-type="string" table:style-name="ce2">
            <text:p>Alcool: 13.5%</text:p>
          </table:table-cell>
          <table:table-cell office:value-type="string" table:style-name="ce1">
            <text:p>16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0">
          <table:table-cell office:value-type="string" table:style-name="ce1">
            <text:p>0000016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ITANA CLASSICO – SAPERAVI</text:p>
          </table:table-cell>
          <table:table-cell office:value-type="string" table:style-name="ce1">
            <text:p>Marfuri</text:p>
          </table:table-cell>
          <table:table-cell office:value-type="float" office:value="10" table:style-name="ce1">
            <text:p>1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0.75L | <text:s/>2016</text:p>
          </table:table-cell>
          <table:table-cell office:value-type="string" table:style-name="ce1">
            <text:p>&lt;strong&gt;Soiul strugurilor:&lt;/strong&gt; 100% Saperavi&lt;br&gt; &lt;strong&gt;Aspect:&lt;/strong&gt; rosu rubiniu intens, cu nuante purpurii. &lt;br&gt; &lt;strong&gt;Miros:&lt;/strong&gt; aroma fina, complexa si bogata de fructe si prune uscate, la care se adauga nuantele de ciocolata. Gust intens si complex, cu o astringenta bine temperata, taninuri bogate si un post-gust rafinat prelung, cu note de piper.</text:p>
          </table:table-cell>
          <table:table-cell office:value-type="string" table:style-name="ce2">
            <text:p>Alcool: 14%</text:p>
          </table:table-cell>
          <table:table-cell office:value-type="string" table:style-name="ce1">
            <text:p>168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1">
          <table:table-cell office:value-type="string" table:style-name="ce1">
            <text:p>00000169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TINAZZI BIANCO PUGLIA 2015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0.75L | <text:s/>2015</text:p>
          </table:table-cell>
          <table:table-cell office:value-type="string" table:style-name="ce3">
            <text:p>&lt;strong&gt;Aspect&lt;/strong&gt;: Galben cu nuante de verde crud.&lt;br&gt; &lt;strong&gt;Miros&lt;/strong&gt;: Fructat, se regasesc notele specific soiului Malvasia de piersica si notele florale. &lt;br&gt; &lt;strong&gt;Gust&lt;/strong&gt;: Aroma de piersica predomina la inceput, fiind urmata de subtile arome de piper lasand in post gustul persistent sa se regaseasca aromele de caisa.</text:p>
          </table:table-cell>
          <table:table-cell office:value-type="string" table:style-name="ce2">
            <text:p>Alcool: 12%</text:p>
          </table:table-cell>
          <table:table-cell office:value-type="string" table:style-name="ce1">
            <text:p>169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0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Château Clos Mignon Red 201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.75L | <text:s/>2017</text:p>
          </table:table-cell>
          <table:table-cell table:style-name="ce1"/>
          <table:table-cell office:value-type="string" table:style-name="ce2">
            <text:p>Alcool: 13%</text:p>
          </table:table-cell>
          <table:table-cell office:value-type="string" table:style-name="ce1">
            <text:p>17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1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Château Clos Mignon Rosé 201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.75L | <text:s/>2018</text:p>
          </table:table-cell>
          <table:table-cell table:style-name="ce1"/>
          <table:table-cell office:value-type="string" table:style-name="ce2">
            <text:p>Alcool: 13%</text:p>
          </table:table-cell>
          <table:table-cell office:value-type="string" table:style-name="ce1">
            <text:p>17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2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3">
            <text:p>Château Clos Mignon Selection 201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0.75L | <text:s/>2018</text:p>
          </table:table-cell>
          <table:table-cell table:style-name="ce1"/>
          <table:table-cell office:value-type="string" table:style-name="ce2">
            <text:p>Alcool: 13%</text:p>
          </table:table-cell>
          <table:table-cell office:value-type="string" table:style-name="ce1">
            <text:p>17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3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Château Clos Mignon Quercus 201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0.75L | <text:s/>2016</text:p>
          </table:table-cell>
          <table:table-cell table:style-name="ce1"/>
          <table:table-cell office:value-type="string" table:style-name="ce2">
            <text:p>Alcool: 13%</text:p>
          </table:table-cell>
          <table:table-cell office:value-type="string" table:style-name="ce1">
            <text:p>17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4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3">
            <text:p>Château Clos Mignon Pure Négrette 201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0.75L | <text:s/>2018</text:p>
          </table:table-cell>
          <table:table-cell table:style-name="ce1"/>
          <table:table-cell office:value-type="string" table:style-name="ce2">
            <text:p>Alcool: 13%</text:p>
          </table:table-cell>
          <table:table-cell office:value-type="string" table:style-name="ce1">
            <text:p>174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5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3">
            <text:p>Château Clos mignon Classic 201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0.75L | <text:s/>2018</text:p>
          </table:table-cell>
          <table:table-cell table:style-name="ce1"/>
          <table:table-cell office:value-type="string" table:style-name="ce2">
            <text:p>Alcool: 13%</text:p>
          </table:table-cell>
          <table:table-cell office:value-type="string" table:style-name="ce1">
            <text:p>17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6</text:p>
          </table:table-cell>
          <table:table-cell table:number-columns-repeated="8" table:style-name="ce1"/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1">
            <text:p>00000177</text:p>
          </table:table-cell>
          <table:table-cell table:number-columns-repeated="8" table:style-name="ce1"/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1">
            <text:p>000001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00001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0000180</text:p>
          </table:table-cell>
          <table:table-cell table:number-columns-repeated="16383"/>
        </table:table-row>
        <table:table-row table:number-rows-repeated="104839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nsolas" svg:font-family="Consolas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Colinear</meta:initial-creator>
    <dc:creator>Colinear</dc:creator>
    <meta:creation-date>2019-09-16T13:50:09Z</meta:creation-date>
    <dc:date>2019-11-22T11:19:55Z</dc:date>
    <meta:editing-cycles>54</meta:editing-cycles>
    <meta:editing-duration>PT13755S</meta:editing-duration>
  </office:meta>
</office:document-meta>
</file>